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.351cm" svg:height="2.356cm" svg:x="8.104cm" svg:y="7.22cm">
          <text:p text:style-name="P1"><text:span text:style-name="T1">SELECTED</text:span></text:p>
          <text:p text:style-name="P1"><text:span text:style-name="T1">has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771cm" svg:height="2.623cm" svg:x="0.392cm" svg:y="9.379cm">
          <text:p text:style-name="P1"><text:span text:style-name="T2">run </text:span></text:p>
          <text:p text:style-name="P1"><text:span text:style-name="T2">enrich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611cm" svg:y1="9.763cm" svg:x2="8.104cm" svg:y2="8.398cm" draw:start-shape="id1" draw:start-glue-point="11" draw:end-shape="id2" draw:end-glue-point="6" svg:d="M3611 9763c0-910 1497-1365 4493-1365" svg:viewBox="0 0 4494 1366">
          <text:p/>
        </draw:connector>
        <draw:custom-shape draw:style-name="gr1" draw:text-style-name="P2" xml:id="id4" draw:id="id4" draw:layer="layout" svg:width="6.291cm" svg:height="3.251cm" svg:x="6.357cm" svg:y="12.874cm">
          <text:p text:style-name="P1"><text:span text:style-name="T1">TO_DISAMBIGUATE</text:span></text:p>
          <text:p text:style-name="P1"><text:span text:style-name="T1">no selected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546cm" svg:height="2.669cm" svg:x="16.843cm" svg:y="9.71cm">
          <text:p text:style-name="P1"><text:span text:style-name="T1">NOT_SURE</text:span></text:p>
          <text:p text:style-name="P1"><text:span text:style-name="T1">no selected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277cm" svg:height="2.669cm" svg:x="24.393cm" svg:y="9.954cm">
          <text:p text:style-name="P1"><text:span text:style-name="T1">REVIEWED</text:span></text:p>
          <text:p text:style-name="P1"><text:span text:style-name="T1">has 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455cm" svg:y1="8.398cm" svg:x2="16.843cm" svg:y2="11.045cm" draw:end-shape="id3" draw:end-glue-point="6" svg:d="M11455 8398c3628 0 935 2647 5388 2647" svg:viewBox="0 0 5389 2648">
          <text:p/>
        </draw:connector>
        <draw:connector draw:style-name="gr2" draw:text-style-name="P2" draw:layer="layout" draw:type="curve" svg:x1="12.648cm" svg:y1="14.499cm" svg:x2="16.843cm" svg:y2="11.045cm" draw:start-shape="id4" draw:end-shape="id3" draw:end-glue-point="6" svg:d="M12648 14499c3147 0 1050-3454 4195-3454" svg:viewBox="0 0 4196 3455">
          <text:p/>
        </draw:connector>
        <draw:connector draw:style-name="gr2" draw:text-style-name="P2" draw:layer="layout" draw:type="curve" draw:line-skew="-1.11cm" svg:x1="10.965cm" svg:y1="7.565cm" svg:x2="26.032cm" svg:y2="9.954cm" draw:end-shape="id5" draw:end-glue-point="4" svg:d="M10965 7565c0-286 15067-1481 15067 2389" svg:viewBox="0 0 15068 2789">
          <text:p/>
        </draw:connector>
        <draw:connector draw:style-name="gr2" draw:text-style-name="P2" draw:layer="layout" draw:type="curve" draw:line-skew="-0.264cm" svg:x1="19.87cm" svg:y1="11.989cm" svg:x2="24.873cm" svg:y2="12.233cm" draw:start-shape="id3" draw:start-glue-point="9" draw:end-shape="id5" draw:end-glue-point="7" svg:d="M19870 11989c0 1381 5003 1259 5003 244" svg:viewBox="0 0 5004 1022">
          <text:p/>
        </draw:connector>
        <draw:frame draw:style-name="gr3" draw:layer="layout" svg:width="4.614cm" svg:height="3.095cm" svg:x="3.098cm" svg:y="4.929cm">
          <draw:text-box>
            <text:p>nlp service </text:p>
            <text:p>tags term and</text:p>
            <text:p>selects</text:p>
            <text:p>meaning</text:p>
          </draw:text-box>
        </draw:frame>
        <draw:frame draw:style-name="gr4" draw:layer="layout" svg:width="5.482cm" svg:height="4.357cm" svg:x="0.294cm" svg:y="14.5cm">
          <draw:text-box>
            <text:p>nlp service tags term and possibly suggests some meaning, but no one is selected</text:p>
          </draw:text-box>
        </draw:frame>
        <draw:connector draw:style-name="gr2" draw:text-style-name="P2" draw:layer="layout" draw:type="curve" draw:line-skew="-1.011cm" svg:x1="11.727cm" svg:y1="15.649cm" svg:x2="26.032cm" svg:y2="12.623cm" draw:start-shape="id4" draw:start-glue-point="9" draw:end-shape="id5" draw:end-glue-point="8" svg:d="M11727 15649c0 22 14305 1535 14305-3026" svg:viewBox="0 0 14306 3285">
          <text:p/>
        </draw:connector>
        <draw:frame draw:style-name="gr5" draw:layer="layout" svg:width="4.308cm" svg:height="0.962cm" svg:x="18.135cm" svg:y="6.09cm">
          <draw:text-box>
            <text:p>user confirms</text:p>
          </draw:text-box>
        </draw:frame>
        <draw:frame draw:style-name="gr6" draw:layer="layout" svg:width="3.817cm" svg:height="1.673cm" svg:x="10.845cm" svg:y="10.577cm">
          <draw:text-box>
            <text:p>user marks </text:p>
            <text:p>as unsure</text:p>
          </draw:text-box>
        </draw:frame>
        <draw:frame draw:style-name="gr6" draw:text-style-name="P1" draw:layer="layout" svg:width="5.993cm" svg:height="0.962cm" svg:x="18.818cm" svg:y="13.526cm">
          <draw:text-box>
            <text:p text:style-name="P1">user disambiguates</text:p>
          </draw:text-box>
        </draw:frame>
        <draw:connector draw:style-name="gr2" draw:text-style-name="P2" draw:layer="layout" draw:type="curve" draw:line-skew="-0.11cm" svg:x1="24.873cm" svg:y1="10.344cm" svg:x2="19.87cm" svg:y2="10.1cm" draw:start-shape="id5" draw:start-glue-point="5" draw:end-shape="id3" draw:end-glue-point="11" svg:d="M24873 10344c0-1942-5003-1820-5003-244" svg:viewBox="0 0 5004 1443">
          <text:p/>
        </draw:connector>
        <draw:frame draw:style-name="gr6" draw:text-style-name="P1" draw:layer="layout" svg:width="2.754cm" svg:height="3.095cm" svg:x="21.001cm" svg:y="8.896cm">
          <draw:text-box>
            <text:p text:style-name="P1">user </text:p>
            <text:p text:style-name="P1">gets </text:p>
            <text:p text:style-name="P1">doubtful</text:p>
            <text:p text:style-name="P1"/>
          </draw:text-box>
        </draw:frame>
        <draw:frame draw:style-name="gr5" draw:text-style-name="P4" draw:layer="layout" svg:width="12.563cm" svg:height="1.352cm" svg:x="1.453cm" svg:y="0.839cm">
          <draw:text-box>
            <text:p><text:span text:style-name="T3">SemText State Machine <text:s text:c="2"/></text:span><text:span text:style-name="T4">v1.0</text:span></text:p>
          </draw:text-box>
        </draw:frame>
        <draw:frame draw:style-name="gr5" draw:text-style-name="P5" draw:layer="layout" svg:width="3.034cm" svg:height="0.763cm" svg:x="24.267cm" svg:y="1.29cm">
          <draw:text-box>
            <text:p><text:span text:style-name="T5">11 Feb 2015</text:span></text:p>
          </draw:text-box>
        </draw:frame>
        <draw:frame draw:style-name="gr5" draw:text-style-name="P5" draw:layer="layout" svg:width="2.911cm" svg:height="0.763cm" svg:x="21.027cm" svg:y="1.356cm">
          <draw:text-box>
            <text:p><text:span text:style-name="T5">David Leoni</text:span></text:p>
          </draw:text-box>
        </draw:frame>
        <draw:frame draw:style-name="gr5" draw:text-style-name="P5" draw:layer="layout" svg:width="2.915cm" svg:height="0.763cm" svg:x="21.027cm" svg:y="0.809cm">
          <draw:text-box>
            <text:p><text:span text:style-name="T5">Gabor Bella</text:span></text:p>
          </draw:text-box>
        </draw:frame>
        <draw:connector draw:style-name="gr2" draw:text-style-name="P2" draw:layer="layout" draw:type="curve" svg:x1="3.611cm" svg:y1="11.618cm" svg:x2="6.357cm" svg:y2="14.5cm" draw:start-shape="id1" draw:start-glue-point="9" draw:end-shape="id4" draw:end-glue-point="6" svg:d="M3611 11618c0 1922 915 2882 2746 2882" svg:viewBox="0 0 2747 2883">
          <text:p/>
        </draw:connector>
        <draw:frame draw:style-name="gr5" draw:layer="layout" svg:width="15.094cm" svg:height="0.962cm" svg:x="7.325cm" svg:y="19.383cm">
          <draw:text-box>
            <text:p>(User has always the option to remove the term tag)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eoni</meta:initial-creator>
    <meta:creation-date>2015-02-11T17:47:30.101000000</meta:creation-date>
    <dc:date>2015-02-11T18:24:57.740000000</dc:date>
    <dc:creator>David Leoni</dc:creator>
    <meta:editing-duration>PT17M54S</meta:editing-duration>
    <meta:editing-cycles>3</meta:editing-cycles>
    <meta:generator>LibreOffice/4.2.4.2$Windows_x86 LibreOffice_project/63150712c6d317d27ce2db16eb94c2f3d7b699f8</meta:generator>
    <meta:document-statistic meta:object-count="47"/>
  </office:meta>
</office:document-meta>
</file>